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officeooo:paragraph-rsid="001ce620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b066f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ce620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769e" officeooo:paragraph-rsid="001ce620" style:font-name-asian="OzHandicraft BT" style:font-size-asian="14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4" style:family="paragraph" style:parent-style-name="Standard">
      <style:text-properties fo:font-size="18pt" officeooo:rsid="000a769e" officeooo:paragraph-rsid="001eb0a6" style:font-size-asian="18pt" style:font-size-complex="18pt"/>
    </style:style>
    <style:style style:name="P1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ae7d8" officeooo:paragraph-rsid="001ce620" style:font-name-asian="OzHandicraft BT" style:font-size-asian="14pt" style:font-name-complex="OzHandicraft BT" style:font-size-complex="16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4c602" style:font-name-asian="OzHandicraft BT" style:font-size-asian="14pt" style:font-name-complex="OzHandicraft B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officeooo:rsid="002222c2" officeooo:paragraph-rsid="002222c2" style:font-name-asian="OLIVEOIL" style:font-size-asian="12pt" style:font-weight-asian="bold" style:font-name-complex="OLIVEOIL" style:font-size-complex="12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-color="#c5000b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6pt" officeooo:rsid="000a769e" style:font-name-asian="OLIVEOIL" style:font-size-asian="14pt" style:font-name-complex="OLIVEOIL" style:font-size-complex="16pt"/>
    </style:style>
    <style:style style:name="T4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5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173a60"/>
    </style:style>
    <style:style style:name="T10" style:family="text">
      <style:text-properties officeooo:rsid="001759a5"/>
    </style:style>
    <style:style style:name="T11" style:family="text">
      <style:text-properties officeooo:rsid="0017f6f5"/>
    </style:style>
    <style:style style:name="T12" style:family="text">
      <style:text-properties officeooo:rsid="000a769e"/>
    </style:style>
    <style:style style:name="T13" style:family="text">
      <style:text-properties officeooo:rsid="000a769e" style:font-size-asian="14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officeooo:rsid="001f1b31"/>
    </style:style>
    <style:style style:name="T16" style:family="text">
      <style:text-properties officeooo:rsid="00203c0c"/>
    </style:style>
    <style:style style:name="T17" style:family="text">
      <style:text-properties officeooo:rsid="00228a57"/>
    </style:style>
    <style:style style:name="T18" style:family="text">
      <style:text-properties officeooo:rsid="0022aa07"/>
    </style:style>
    <style:style style:name="T19" style:family="text">
      <style:text-properties officeooo:rsid="0023e259"/>
    </style:style>
    <style:style style:name="T20" style:family="text">
      <style:text-properties officeooo:rsid="0024c602"/>
    </style:style>
    <style:style style:name="T21" style:family="text">
      <style:text-properties officeooo:rsid="00253ae7"/>
    </style:style>
    <style:style style:name="T22" style:family="text">
      <style:text-properties officeooo:rsid="0025efff"/>
    </style:style>
    <style:style style:name="T23" style:family="text">
      <style:text-properties officeooo:rsid="0026d01d"/>
    </style:style>
    <style:style style:name="T24" style:family="text">
      <style:text-properties officeooo:rsid="0029d426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5000b" draw:textarea-vertical-align="middle" draw:auto-grow-height="false" fo:min-height="0.178cm" fo:min-width="0.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3"/>
      <text:p text:style-name="P3"/>
      <text:p text:style-name="P3"/>
      <text:p text:style-name="P3"/>
      <text:p text:style-name="P13"/>
      <text:p text:style-name="P3"/>
      <text:p text:style-name="P3"/>
      <text:p text:style-name="P4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2">Black Rye IPA</text:span> <text:s text:c="61"/></text:p>
      <text:p text:style-name="P5">Brew Date: <text:s text:c="5"/><text:span text:style-name="T21">Feb 23’19</text:span> <text:s text:c="63"/></text:p>
      <text:p text:style-name="P1"><text:span text:style-name="T5">Batch Size:</text:span><text:span text:style-name="T8"> 10 gal</text:span><text:span text:style-name="T5"><text:tab/><text:tab/><text:tab/></text:span></text:p>
      <text:p text:style-name="P2"><text:span text:style-name="T5">Target OG/◦P <text:s/></text:span><text:span text:style-name="T3">1.068</text:span><text:span text:style-name="T2"> <text:s text:c="13"/><text:tab/><text:tab/><text:tab/><text:tab/></text:span><text:span text:style-name="T1"> <text:s/></text:span></text:p>
      <text:p text:style-name="P1"><draw:line text:anchor-type="paragraph" draw:z-index="2" draw:style-name="gr1" draw:text-style-name="P21" svg:x1="1.543cm" svg:y1="0.624cm" svg:x2="1.622cm" svg:y2="6.577cm"><text:p/></draw:line><draw:line text:anchor-type="paragraph" draw:z-index="3" draw:style-name="gr1" draw:text-style-name="P21" svg:x1="3.29cm" svg:y1="0.462cm" svg:x2="3.369cm" svg:y2="6.415cm"><text:p/></draw:line><text:span text:style-name="T6">Amnt lb/kg <text:s/>Ingredient <text:s text:c="12"/></text:span><text:span text:style-name="T5"><text:s text:c="2"/></text:span></text:p>
      <text:p text:style-name="P9"><draw:line text:anchor-type="paragraph" draw:z-index="5" draw:style-name="gr1" draw:text-style-name="P21" svg:x1="7.497cm" svg:y1="0.564cm" svg:x2="7.576cm" svg:y2="4.004cm"><text:p/></draw:line>14 <text:s text:c="5"/># <text:s text:c="9"/>Pils</text:p>
      <text:p text:style-name="P9">4.2 <text:s text:c="4"/># <text:s text:c="7"/>crystal 80L</text:p>
      <text:p text:style-name="P9"><draw:custom-shape text:anchor-type="paragraph" draw:z-index="7" draw:name="Shape1" draw:style-name="gr2" draw:text-style-name="P22" svg:width="0.585cm" svg:height="0.532cm" svg:x="16.334cm" svg:y="0.365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4 <text:s text:c="7"/># <text:s text:c="8"/>malted rye</text:p>
      <text:p text:style-name="P9">2.4 <text:s text:c="4"/># <text:s text:c="8"/>chocolate rye</text:p>
      <text:p text:style-name="P9">1.0 <text:s text:c="4"/>oz <text:s text:c="7"/>gypsum</text:p>
      <text:p text:style-name="P16"><text:s text:c="20"/>(added to pre-mash water) </text:p>
      <text:p text:style-name="P9">2 <text:s text:c="7"/># <text:s text:c="8"/>wheat malt</text:p>
      <text:p text:style-name="P9"><text:s text:c="21"/>rice hulls</text:p>
      <text:p text:style-name="P5"/>
      <text:p text:style-name="P5"/>
      <text:p text:style-name="P5"/>
      <text:p text:style-name="P5"/>
      <text:p text:style-name="P5">Qt <text:s/>oz/g <text:s text:c="2"/>Hop/Seasoning <text:s text:c="14"/><text:span text:style-name="T11">Time:</text:span></text:p>
      <text:p text:style-name="P8"><draw:line text:anchor-type="paragraph" draw:z-index="4" draw:style-name="gr1" draw:text-style-name="P21" svg:x1="2.549cm" svg:y1="0.012cm" svg:x2="2.628cm" svg:y2="3.452cm"><text:p/></draw:line><text:span text:style-name="T13">56 <text:s text:c="2"/>g <text:s text:c="10"/>Nugget <text:s text:c="18"/>60 min</text:span> </text:p>
      <text:p text:style-name="P9">56 <text:s text:c="2"/>g <text:s text:c="9"/>Centennial <text:s text:c="13"/>30 min</text:p>
      <text:p text:style-name="P8"><text:s/><text:span text:style-name="T13">14 <text:s/>g <text:s text:c="9"/>Citra <text:s text:c="24"/>1 min</text:span></text:p>
      <text:p text:style-name="P8"><text:s/><text:span text:style-name="T13">56 <text:s/>g <text:s text:c="10"/>Centennial <text:s text:c="12"/>dry hop</text:span></text:p>
      <text:p text:style-name="P14"><text:s/><text:span text:style-name="T14">56 <text:s/>g <text:s text:c="11"/>amarillo <text:s text:c="16"/>dry hop</text:span></text:p>
      <text:p text:style-name="P9">56 <text:s text:c="2"/>g <text:s text:c="10"/>citra <text:s text:c="23"/>dry hop</text:p>
      <text:p text:style-name="P1"/>
      <text:p text:style-name="P1"/>
      <text:p text:style-name="P6"><text:s text:c="794"/></text:p>
      <text:p text:style-name="P6"/>
      <text:p text:style-name="P11">Stage <text:s text:c="13"/>Date <text:s text:c="17"/></text:p>
      <text:p text:style-name="P10">Primary: <text:s text:c="5"/><text:span text:style-name="T24">Feb 23’19</text:span></text:p>
      <text:p text:style-name="P10">Racked:<text:tab/><text:tab/><text:tab/><text:tab/><text:tab/><text:tab/></text:p>
      <text:p text:style-name="P10">Bottled:<text:tab/><text:tab/><text:tab/><text:tab/><text:tab/><text:tab/></text:p>
      <text:p text:style-name="P10">Kegged:</text:p>
      <text:p text:style-name="P10">Re-Kegged:</text:p>
      <text:p text:style-name="P1"><text:span text:style-name="T7">Purged:</text:span><text:span text:style-name="T4"><text:tab/><text:tab/><text:tab/><text:tab/><text:tab/><text:tab/>Charged:</text:span></text:p>
      <text:p text:style-name="P10"><draw:frame draw:style-name="fr3" draw:name="Object2" text:anchor-type="paragraph" svg:x="9.326cm" svg:y="0.497cm" svg:width="11.624cm" svg:height="8.999cm" draw:z-index="6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10"/>
      <text:p text:style-name="P10"/>
      <text:p text:style-name="P10">Start Time:<text:span text:style-name="T15">7am</text:span></text:p>
      <text:p text:style-name="P10">Fill mash tun:<text:tab/><text:span text:style-name="T15">Fri</text:span></text:p>
      <text:p text:style-name="P10">Fill sparge kettle:<text:tab/><text:span text:style-name="T15">Fri</text:span><text:tab/><text:tab/><text:tab/><text:tab/></text:p>
      <text:p text:style-name="P10">Fire burners:<text:span text:style-name="T15">7</text:span> am</text:p>
      <text:p text:style-name="P10">Heat Mash Tun : Target Temp: <text:span text:style-name="T9">66-68</text:span> <text:s text:c="4"/></text:p>
      <text:p text:style-name="P10"/>
      <text:p text:style-name="P10">Heat Sparge Kettle: Target Temp: <text:span text:style-name="T9">75</text:span></text:p>
      <text:p text:style-name="P10">Target Temp (Mash): <text:span text:style-name="T9">66-68</text:span></text:p>
      <text:p text:style-name="P10">Grind grain: <text:s text:c="3"/><text:span text:style-name="T15">7:35</text:span></text:p>
      <text:p text:style-name="P10">Strike Temp: <text:span text:style-name="T16">70</text:span></text:p>
      <text:p text:style-name="P10">Mash in: <text:span text:style-name="T16">8am</text:span></text:p>
      <text:p text:style-name="P10">Temp: <text:span text:style-name="T16">67</text:span></text:p>
      <text:p text:style-name="P10">Mash: Duration: <text:s text:c="3"/><text:span text:style-name="T10">90 </text:span>minutes <text:s text:c="7"/></text:p>
      <text:p text:style-name="P10">Start: <text:s text:c="5"/><text:span text:style-name="T16">8</text:span> <text:s text:c="5"/>Finish:<text:span text:style-name="T16">9:30</text:span></text:p>
      <text:p text:style-name="P10">Heat (to deactivate enzymes)<text:tab/><text:tab/></text:p>
      <text:p text:style-name="P12">Target Temp: <text:span text:style-name="T10">75.5</text:span> <text:s text:c="2"/></text:p>
      <text:p text:style-name="P12">Start: <text:s text:c="2"/><text:span text:style-name="T17">9:30</text:span> <text:s text:c="3"/>Finish: <text:s text:c="2"/><text:span text:style-name="T17">9:53</text:span></text:p>
      <text:p text:style-name="P10">Heat Sparge H20 (Target175◦) <text:s text:c="7"/></text:p>
      <text:p text:style-name="P10">Sparge: Start: <text:s text:c="2"/><text:span text:style-name="T17">9:58</text:span> <text:s text:c="7"/>Finish:<text:span text:style-name="T19">11:05</text:span></text:p>
      <text:p text:style-name="P10">Wort collected: <text:s text:c="2"/><text:span text:style-name="T19">full kettle</text:span></text:p>
      <text:p text:style-name="P10">Boil : Burner On: <text:s/><text:span text:style-name="T18">10:15</text:span></text:p>
      <text:p text:style-name="P10">Rolling Boil: <text:s/><text:span text:style-name="T20">11:20</text:span> <text:s/></text:p>
      <text:p text:style-name="P18">Hops In: <text:s/><text:span text:style-name="T20">11:50</text:span> <text:s text:c="20"/>Hops In: <text:span text:style-name="T20">12:20</text:span> <text:s text:c="9"/><text:span text:style-name="T9">Whirflock in: 12:40</text:span> <text:s text:c="2"/></text:p>
      <text:p text:style-name="P18">Hops in : <text:s text:c="2"/><text:span text:style-name="T20">12:49</text:span> <text:s text:c="4"/></text:p>
      <text:p text:style-name="P10">Duration: 90 min <text:s/>Start: <text:s/><text:span text:style-name="T20">11:20</text:span> <text:s text:c="3"/>Finish: <text:s text:c="3"/><text:span text:style-name="T20">12:50</text:span> <text:s text:c="2"/></text:p>
      <text:p text:style-name="P10">Burner Off: <text:span text:style-name="T20">12:50</text:span></text:p>
      <text:p text:style-name="P10">Rest 15 min <text:s text:c="7"/></text:p>
      <text:p text:style-name="P10">Pump and chill: <text:s text:c="4"/>Start: <text:s text:c="4"/><text:span text:style-name="T20">1:05</text:span> <text:s text:c="14"/>Finish:<text:span text:style-name="T23">1:25</text:span> <text:s text:c="5"/></text:p>
      <text:p text:style-name="P10">OG : <text:s text:c="2"/><text:span text:style-name="T22">1.068</text:span></text:p>
      <text:p text:style-name="P10">Yeast: <text:span text:style-name="T23">windsor</text:span></text:p>
      <text:p text:style-name="P10">Irish Moss</text:p>
      <text:p text:style-name="P19">Notes:</text:p>
      <text:p text:style-name="P20">Roasting rye malt to chocolate rye malt</text:p>
      <text:p text:style-name="P20">230F-30min</text:p>
      <text:p text:style-name="P20">300F 45 min</text:p>
      <text:p text:style-name="P20">375F-60min</text:p>
      <text:p text:style-name="P20">400F-30min</text:p>
      <text:p text:style-name="P20">Mash temp high for gypsum addition</text:p>
      <text:p text:style-name="P20">Re-circ stuck at mash tun/ fixed it at 30 min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2-23T13:33:32.028164676</dc:date>
    <meta:editing-duration>PT3H15M20S</meta:editing-duration>
    <meta:editing-cycles>21</meta:editing-cycles>
    <meta:printed-by>peter helmer</meta:printed-by>
    <meta:print-date>2017-10-22T18:33:16.50</meta:print-date>
    <meta:document-statistic meta:table-count="0" meta:image-count="0" meta:object-count="3" meta:page-count="2" meta:paragraph-count="67" meta:word-count="240" meta:character-count="2776" meta:non-whitespace-character-count="110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623cm" svg:height="8.999cm" xlink:href="." xlink:type="simple" chart:class="chart:line" chart:style-name="ch1">
        <chart:title svg:x="3.294cm" svg:y="0.315cm" chart:style-name="ch2">
          <text:p>black rye IPA Feb 23'19</text:p>
        </chart:title>
        <chart:legend chart:legend-position="end" svg:x="8.924cm" svg:y="3.693cm" style:legend-expansion="high" chart:style-name="ch3"/>
        <chart:plot-area chart:style-name="ch4" chart:data-source-has-labels="both" svg:x="0.731cm" svg:y="1.297cm" svg:width="8.557cm" svg:height="6.773cm">
          <chartooo:coordinate-region svg:x="1.593cm" svg:y="1.5cm" svg:width="7.695cm" svg:height="5.318cm"/>
          <chart:axis chart:dimension="x" chart:name="primary-x" chart:style-name="ch5" chartooo:axis-type="auto">
            <chartooo:date-scale/>
            <chart:title svg:x="4.666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7">
                <text:p>77</text:p>
              </table:table-cell>
              <table:table-cell office:value-type="float" office:value="67">
                <text:p>6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.9">
                <text:p>75.9</text:p>
              </table:table-cell>
              <table:table-cell office:value-type="float" office:value="66.1">
                <text:p>66.1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1">
                <text:p>73.1</text:p>
              </table:table-cell>
              <table:table-cell office:value-type="float" office:value="65.2">
                <text:p>65.2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5">
                <text:p>70.5</text:p>
              </table:table-cell>
              <table:table-cell office:value-type="float" office:value="66.3">
                <text:p>66.3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.9">
                <text:p>70.9</text:p>
              </table:table-cell>
              <table:table-cell office:value-type="float" office:value="64.9">
                <text:p>64.9</text:p>
              </table:table-cell>
              <table:table-cell office:value-type="float" office:value="59.3">
                <text:p>5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64.8">
                <text:p>64.8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.5">
                <text:p>70.5</text:p>
              </table:table-cell>
              <table:table-cell office:value-type="float" office:value="65.8">
                <text:p>65.8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.2">
                <text:p>70.2</text:p>
              </table:table-cell>
              <table:table-cell office:value-type="float" office:value="66.4">
                <text:p>66.4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2">
                <text:p>70.2</text:p>
              </table:table-cell>
              <table:table-cell office:value-type="float" office:value="66.7">
                <text:p>66.7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2">
                <text:p>70.2</text:p>
              </table:table-cell>
              <table:table-cell office:value-type="float" office:value="66.8">
                <text:p>66.8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2">
                <text:p>75.2</text:p>
              </table:table-cell>
              <table:table-cell office:value-type="float" office:value="70.2">
                <text:p>70.2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0.6">
                <text:p>80.6</text:p>
              </table:table-cell>
              <table:table-cell office:value-type="float" office:value="75.2">
                <text:p>75.2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.8">
                <text:p>80.8</text:p>
              </table:table-cell>
              <table:table-cell office:value-type="float" office:value="75.5">
                <text:p>75.5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